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1 – 10/04/17</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Stephanie Coleman</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Yadira Despaigne</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text:bookmark text:name="_GoBack"/></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502912314344186360"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6757850764524138489"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Stephanie Coleman</dc:creator>
    <meta:editing-cycles>13</meta:editing-cycles>
    <meta:creation-date>2017-03-16T17:31:00</meta:creation-date>
    <dc:date>2017-10-05T09:57:19.06</dc:date>
    <meta:editing-duration>PT7M18S</meta:editing-duration>
    <meta:generator>OpenOffice/4.1.1$Win32 OpenOffice.org_project/411m6$Build-9775</meta:generator>
    <meta:document-statistic meta:table-count="2" meta:image-count="0" meta:object-count="0" meta:page-count="2" meta:paragraph-count="52" meta:word-count="358" meta:character-count="2091"/>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